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/>
    </style:style>
    <style:style style:name="T2" style:parent-style-name="DefaultParagraphFont" style:family="text">
      <style:text-properties style:font-name="Times New Roman" fo:font-weight="bold" style:font-weight-asian="bold" fo:font-size="22pt" style:font-size-asian="22pt"/>
    </style:style>
    <style:style style:name="T3" style:parent-style-name="DefaultParagraphFont" style:family="text">
      <style:text-properties style:font-name="Times New Roman" fo:font-size="22pt" style:font-size-asian="22pt"/>
    </style:style>
    <style:style style:name="P4" style:parent-style-name="Normal" style:family="paragraph">
      <style:text-properties style:font-name="Times New Roman"/>
    </style:style>
    <style:style style:name="P5" style:parent-style-name="Normal" style:family="paragraph">
      <style:text-properties style:font-name="Times New Roman"/>
    </style:style>
    <style:style style:name="P6" style:parent-style-name="Normal" style:family="paragraph">
      <style:text-properties style:font-name="Times New Roman"/>
    </style:style>
    <style:style style:name="T7" style:parent-style-name="DefaultParagraphFont" style:family="text">
      <style:text-properties style:font-name="Times New Roman" fo:font-style="italic" style:font-style-asian="italic"/>
    </style:style>
    <style:style style:name="T8" style:parent-style-name="DefaultParagraphFont" style:family="text">
      <style:text-properties style:font-name="Times New Roman" fo:font-weight="bold" style:font-weight-asian="bold"/>
    </style:style>
    <style:style style:name="P9" style:parent-style-name="Normal" style:family="paragraph">
      <style:text-properties style:font-name="Times New Roman"/>
    </style:style>
    <style:style style:name="T10" style:parent-style-name="DefaultParagraphFont" style:family="text">
      <style:text-properties style:font-name="Times New Roman" fo:font-weight="bold" style:font-weight-asian="bold"/>
    </style:style>
    <style:style style:name="T11" style:parent-style-name="DefaultParagraphFont" style:family="text">
      <style:text-properties style:font-name="Times New Roman" fo:font-weight="bold" style:font-weight-asian="bold"/>
    </style:style>
    <style:style style:name="T12" style:parent-style-name="DefaultParagraphFont" style:family="text">
      <style:text-properties style:font-name="Times New Roman" fo:font-weight="bold" style:font-weight-asian="bold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 fo:font-weight="bold" style:font-weight-asian="bold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font-weight="bold" style:font-weight-asian="bold"/>
    </style:style>
    <style:style style:name="T18" style:parent-style-name="DefaultParagraphFont" style:family="text">
      <style:text-properties style:font-name="Times New Roman" fo:font-weight="bold" style:font-weight-asian="bold"/>
    </style:style>
    <style:style style:name="T19" style:parent-style-name="DefaultParagraphFont" style:family="text">
      <style:text-properties style:font-name="Times New Roman" fo:font-weight="bold" style:font-weight-asian="bold"/>
    </style:style>
    <style:style style:name="T20" style:parent-style-name="DefaultParagraphFont" style:family="text">
      <style:text-properties style:font-name="Times New Roman"/>
    </style:style>
    <style:style style:name="T21" style:parent-style-name="DefaultParagraphFont" style:family="text">
      <style:text-properties style:font-name="Times New Roman" fo:font-weight="bold" style:font-weight-asian="bold"/>
    </style:style>
    <style:style style:name="T22" style:parent-style-name="DefaultParagraphFont" style:family="text">
      <style:text-properties style:font-name="Times New Roman"/>
    </style:style>
    <style:style style:name="T23" style:parent-style-name="DefaultParagraphFont" style:family="text">
      <style:text-properties style:font-name="Times New Roman" fo:font-weight="bold" style:font-weight-asian="bold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 fo:font-weight="bold" style:font-weight-asian="bold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 fo:font-weight="bold" style:font-weight-asian="bold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 fo:font-weight="bold" style:font-weight-asian="bold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 fo:font-weight="bold" style:font-weight-asian="bold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 fo:font-weight="bold" style:font-weight-asian="bold"/>
    </style:style>
    <style:style style:name="T36" style:parent-style-name="DefaultParagraphFont" style:family="text">
      <style:text-properties style:font-name="Times New Roman" fo:font-weight="bold" style:font-weight-asian="bold"/>
    </style:style>
    <style:style style:name="T37" style:parent-style-name="DefaultParagraphFont" style:family="text">
      <style:text-properties style:font-name="Times New Roman" fo:font-weight="bold" style:font-weight-asian="bold"/>
    </style:style>
    <style:style style:name="T38" style:parent-style-name="DefaultParagraphFont" style:family="text">
      <style:text-properties style:font-name="Times New Roman" fo:font-weight="bold" style:font-weight-asian="bold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 fo:font-weight="bold" style:font-weight-asian="bold"/>
    </style:style>
    <style:style style:name="P41" style:parent-style-name="Normal" style:family="paragraph">
      <style:text-properties style:font-name="Times New Roman"/>
    </style:style>
  </office:automatic-styles>
  <office:body>
    <office:text text:use-soft-page-breaks="true">
      <text:p text:style-name="P1">INF1500, høsten 2016<text:s/><text:s/>90671411</text:p>
      <text:p text:style-name="Normal"><text:span text:style-name="T2">Øvelse 3</text:span><text:span text:style-name="T3"><text:s/></text:span></text:p>
      <text:p text:style-name="P4">Lærebok: Kapittel 13, 14, 15<text:s/></text:p>
      <text:p text:style-name="P5">Forelesning: 1. november 2016 (Joshi), 8. november 2016 (Joshi), 15. november 2016 (Maja), 22. november 2016 (Joshi)<text:s/></text:p>
      <text:p text:style-name="P6">Innleveringsfrist: 27. november 2016</text:p>
      <text:p text:style-name="Normal"><text:span text:style-name="T7"><text:s/>Oppgaven leveres i Devilry. Besvarelsen skal bestå av én PDF-fil (Filnavn: ”brukernavn.pdf”). Husk også navn i oppgaven.<text:s/></text:span><text:span text:style-name="T8">______________________________________________________________________________</text:span></text:p>
      <text:p text:style-name="P9">Forklar/definer disse begrepene med 1-2 setninger for hvert punkt:<text:s/></text:p>
      <text:p text:style-name="Normal"><text:span text:style-name="T10">1) Formativ testing<text:s/></text:span><text:span text:style-name="T11">–</text:span><text:span text:style-name="T12"><text:s/></text:span><text:span text:style-name="T13">testing som utføres i en tidlig fase av designprosessen. Her er hovedfokuset ofte lagt på hvordan grensesnittet oppfattes av målgruppen.<text:s/></text:span><text:span text:style-name="T14">Typisk å teste på low-fidality prototyper.<text:s/></text:span></text:p>
      <text:p text:style-name="Normal"><text:span text:style-name="T15">2) Uavhengig variabel –<text:s/></text:span><text:span text:style-name="T16">Det vi manipulerer i et eksperiment for å se en eventuell endring i den/de avhengige variablene.<text:s/></text:span></text:p>
      <text:p text:style-name="Normal"><text:span text:style-name="T17">3) Metrikk<text:s/></text:span><text:span text:style-name="T18">–</text:span><text:span text:style-name="T19"><text:s/></text:span><text:span text:style-name="T20">Ulike metoder du bruker for å observere og måle ting ved en evaluering. F.eks. ved en evaluering kan man benytte seg av tid for å sjekke for lenge en person bruker på en spørreundersøkelse. Ut ifra hvor lang tid personen bruker kan man finne data man ønsker.<text:s/></text:span></text:p>
      <text:p text:style-name="Normal"><text:span text:style-name="T21">4) Etisk refleksivitet –<text:s/></text:span><text:span text:style-name="T22">1.Evne til å se betydningen av din egen rolle i design prosessen. 2. Evne til å diskutere og kritisere din egen posisjon fra et mer distansert perspektiv.<text:s/></text:span></text:p>
      <text:p text:style-name="Normal"><text:span text:style-name="T23">5) Pålitelighet –<text:s/></text:span><text:span text:style-name="T24">handler om studiet kan gjentas/reproduseres. Om du gjennom en evaluering kan få det samme resultatet ut</text:span><text:span text:style-name="T25"><text:s/>i fra testing.<text:s/></text:span></text:p>
      <text:p text:style-name="Normal"><text:span text:style-name="T26">6) Sosio-teknikk –<text:s/></text:span><text:span text:style-name="T27">Informasjonssystemer er sosio-tekniske. Det vil si at de består av, og henger med både teknisk, menneskelig og organisatoriske komponenter.<text:s/></text:span></text:p>
      <text:p text:style-name="Normal"><text:span text:style-name="T28">7) Hypotese –<text:s/></text:span><text:span text:style-name="T29">et forsøk på en forklaring, en utestet antagelse om virkeligheten</text:span><text:span text:style-name="T30">.<text:s/></text:span></text:p>
      <text:p text:style-name="Normal"><text:span text:style-name="T31">8) Omfang (scope)</text:span><text:span text:style-name="T32"><text:s/>- <text:s/>Handler om hvorvidt du mener funnene dine kan generaliseres utover de deltakerne som er med i din evaluering.<text:s/></text:span></text:p>
      <text:p text:style-name="Normal"><text:span text:style-name="T33"><text:s/>9) Analytisk evaluering –<text:s/></text:span><text:span text:style-name="T34">en tilnærmingsmåte hvor brukere holdes utenfor evaluering og kan gjøres hvor som helst.<text:s/></text:span></text:p>
      <text:p text:style-name="Normal"><text:span text:style-name="T35">10) T</text:span><text:span text:style-name="T36">angible Interaction<text:s/></text:span><text:span text:style-name="T37">–</text:span><text:span text:style-name="T38"><text:s/></text:span><text:span text:style-name="T39">en type grensesnitt hvor man interagerer med digital informasjon gjennom fysiske omgivelser.</text:span><text:span text:style-name="T40"><text:s/></text:span>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Header">Pilasilda A.Georg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lasilda A.George</meta:initial-creator>
    <dc:creator>Pilasilda A.George</dc:creator>
    <meta:creation-date>2016-11-25T11:42:00Z</meta:creation-date>
    <dc:date>2016-11-28T10:16:00Z</dc:date>
    <meta:print-date>2016-11-27T16:08:00Z</meta:print-date>
    <meta:template xlink:href="Normal" xlink:type="simple"/>
    <meta:editing-cycles>23</meta:editing-cycles>
    <meta:editing-duration>PT69660S</meta:editing-duration>
    <meta:document-statistic meta:page-count="1" meta:paragraph-count="4" meta:word-count="321" meta:character-count="2020" meta:row-count="14" meta:non-whitespace-character-count="1703"/>
  </office:meta>
</office:document-meta>
</file>